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HP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tt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"Battle Menu"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"Fight", "Items", and "Run"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"Fight"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"Fight"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"Attack", "Skills", or
"Wait"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"Attack"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"Skills"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"Wait"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"Battle Menu"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"Critical Hit"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"Counter"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"Defense"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"C-Come at me, if you want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"Normal is best, isn't it?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"Hyamu Tunnel"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"In the back of the forest to the north"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"Mediseed"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"delicacy"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 office:value-type="string">
            <text:p>Outdoor pee (wet) - L6</text:p>
          </table:table-cell>
          <table:table-cell table:style-name="ce0" office:value-type="string">
            <text:p>Kh... f-f-fine, i-if I have no other choi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"Maiden"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"other world"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"Hamuko"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f I must... geez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feel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"That will be \V[672] ren, pleas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"Very well... hoiya～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"I'm afraid you don't have 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"Is that right—. Well, please come again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"Ah—, that's right! Before you browse my
wares, I have a totally tasty story for you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"You know how all the ships stopped, when
there was all that fuss with the thieves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"Phew, that was a real trouble—! For us
merchants, trading is our lifelin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"So, we realised. Our customers and the
delivery people who supply us with our wares
are all very important to us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"As a show of gratitude, we are introducing
our new loyalty scheme, 'thank-you points'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"Basically, it's just like any old point-card
system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"Whenever you buy one of our items, it'll fill
the thank-you gauge according to the item's
price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"If you fill the gauge all the way up, what a
wonderful present you'll get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"How about it—? That was a good story, no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"Then without further ado, please take your
time and browse our stock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"You can't seem to carry any more, see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it seems you don't have
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"Wahoo!! I am so terribly grateful for your
generous patronage—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"As you can see, the thank-you gauge has
MAXed out—! Please press the 【A】 key and
choose a freebi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"Please, pick whatever you lik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"Aw, too bad. You don't have the space for it,
see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"Until next tim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"Uuuuh... maybe you should visit the
restrooms first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"Oh dear, what a spectacular mess you've
mad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"Great—! In that case, please wait just a little
whil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"Thank you for waiting—! Your clothes are now
fresh and clean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you don't seem to have
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"My, my, you'll catch a cold like that, you
know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"Oh? It doesn't look like this young lady needs
any clothing cleaned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"Ooh! Compared to the ones from earlier,
these ones have a distinctive quality to them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"The final trial, is it? Fine by me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"C-Can we really win against them...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"No problemo! We'll hit 'em with a 'bonk' and a
'ka-pow'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"Each of you, act according to my instructions.
Victory is most certainly within our reach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"Prepare to intercept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"Yeaaahh—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"Consider yourselves lucky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"For I, the great Bandit Leader Priella, will
face-off against you personally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"We didn't come here to listen to your intro
speech.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"We'll defeat you and take back
Sharusharu-san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"A-And then you'll regret... *mumble*
*mumble*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"Whatever! As long as you amuse me well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"Here I come!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"Wh... What is that thing...?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"Uweeh, it looks super strong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"Since it's blocking the way, we have no choice
but to fight it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"Follow my instructions to the letter, you two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"G-Got it... welp, I'm counting on you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"I can't accept being ordered around, but...
if there's no other choice...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odness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goodnes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goodness... I'm saved! ////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6T13:01:13+01:00</meta:creation-date>
    <dc:date>2019-11-16T13:01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